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7" draw:layer="layout" svg:width="5cm" svg:height="3.5cm" svg:x="1.5cm" svg:y="2.499cm">
          <draw:glue-point draw:id="4" svg:x="5cm" svg:y="-2.142cm"/>
          <text:p text:style-name="P1">Web Page</text:p>
        </draw:rect>
        <draw:rect draw:style-name="gr2" draw:text-style-name="P1" draw:id="id1" draw:layer="layout" svg:width="3.5cm" svg:height="1.5cm" svg:x="2cm" svg:y="3.999cm">
          <text:p text:style-name="P1">eID Applet</text:p>
        </draw:rect>
        <draw:rect draw:style-name="gr2" draw:text-style-name="P1" draw:id="id3" draw:layer="layout" svg:width="4.5cm" svg:height="1.5cm" svg:x="1.5cm" svg:y="7.999cm">
          <text:p text:style-name="P1">Target Page</text:p>
        </draw:rect>
        <draw:rect draw:style-name="gr2" draw:text-style-name="P1" draw:id="id2" draw:layer="layout" svg:width="4cm" svg:height="1.5cm" svg:x="10.5cm" svg:y="3.999cm">
          <text:p text:style-name="P1">eID Applet</text:p>
          <text:p text:style-name="P1">Service</text:p>
        </draw:rect>
        <draw:rect draw:style-name="gr2" draw:text-style-name="P1" draw:id="id4" draw:layer="layout" svg:width="5cm" svg:height="1.5cm" svg:x="10cm" svg:y="7.499cm">
          <text:p text:style-name="P1">HTTP Session</text:p>
        </draw:rect>
        <draw:rect draw:style-name="gr2" draw:text-style-name="P1" draw:id="id5" draw:layer="layout" svg:width="2.5cm" svg:height="1.5cm" svg:x="16.5cm" svg:y="3.999cm">
          <text:p text:style-name="P1">SPI</text:p>
        </draw:rect>
        <draw:rect draw:style-name="gr2" draw:text-style-name="P1" draw:id="id6" draw:layer="layout" svg:width="4.5cm" svg:height="1.5cm" svg:x="15.5cm" svg:y="8.499cm">
          <text:p text:style-name="P1">Service</text:p>
          <text:p text:style-name="P1">Implementation</text:p>
        </draw:rect>
        <draw:rect draw:style-name="gr1" draw:text-style-name="P1" draw:layer="layout" svg:width="7cm" svg:height="9.5cm" svg:x="0.5cm" svg:y="1.001cm">
          <text:p text:style-name="P1">Web Browser</text:p>
        </draw:rect>
        <draw:rect draw:style-name="gr1" draw:text-style-name="P1" draw:id="id8" draw:layer="layout" svg:width="11cm" svg:height="9.5cm" svg:x="9.5cm" svg:y="1.001cm">
          <draw:glue-point draw:id="4" svg:x="-5cm" svg:y="-2.368cm"/>
          <text:p text:style-name="P1">Web Container</text:p>
        </draw:rect>
        <draw:connector draw:style-name="gr3" draw:text-style-name="P2" draw:layer="layout" svg:x1="5.5cm" svg:y1="4.749cm" svg:x2="10.5cm" svg:y2="4.749cm" draw:start-shape="id1" draw:start-glue-point="1" draw:end-shape="id2" svg:d="m5500 4749h5000">
          <text:p/>
        </draw:connector>
        <draw:connector draw:style-name="gr4" draw:text-style-name="P2" draw:layer="layout" svg:x1="3.75cm" svg:y1="5.499cm" svg:x2="3.75cm" svg:y2="7.999cm" draw:start-shape="id1" draw:start-glue-point="2" draw:end-shape="id3" draw:end-glue-point="0" svg:d="m3750 5499v2500">
          <text:p/>
        </draw:connector>
        <draw:connector draw:style-name="gr3" draw:text-style-name="P2" draw:layer="layout" draw:line-skew="1.5cm" svg:x1="3.75cm" svg:y1="9.499cm" svg:x2="12.5cm" svg:y2="8.999cm" draw:start-shape="id3" draw:start-glue-point="2" draw:end-shape="id4" draw:end-glue-point="2" svg:d="m3750 9499v2001h8750v-2501">
          <text:p/>
        </draw:connector>
        <draw:connector draw:style-name="gr4" draw:text-style-name="P2" draw:layer="layout" svg:x1="14.5cm" svg:y1="4.749cm" svg:x2="16.5cm" svg:y2="4.749cm" draw:start-shape="id2" draw:start-glue-point="1" draw:end-shape="id5" draw:end-glue-point="3" svg:d="m14500 4749h2000">
          <text:p/>
        </draw:connector>
        <draw:connector draw:style-name="gr4" draw:text-style-name="P2" draw:layer="layout" svg:x1="17.75cm" svg:y1="8.499cm" svg:x2="17.75cm" svg:y2="5.499cm" draw:start-shape="id6" draw:start-glue-point="0" draw:end-shape="id5" draw:end-glue-point="2" svg:d="m17750 8499v-3000">
          <text:p/>
        </draw:connector>
        <draw:connector draw:style-name="gr4" draw:text-style-name="P2" draw:layer="layout" svg:x1="12.5cm" svg:y1="5.499cm" svg:x2="12.5cm" svg:y2="7.499cm" draw:start-shape="id2" draw:start-glue-point="2" draw:end-shape="id4" draw:end-glue-point="0" svg:d="m12500 5499v2000">
          <text:p/>
        </draw:connector>
        <draw:connector draw:style-name="gr3" draw:text-style-name="P2" draw:layer="layout" svg:x1="6.5cm" svg:y1="3.5cm" svg:x2="9.5cm" svg:y2="3.502cm" draw:start-shape="id7" draw:start-glue-point="4" draw:end-shape="id8" draw:end-glue-point="4" svg:d="m6500 3500h1500v2h1500">
          <text:p/>
        </draw:connector>
        <draw:circle draw:style-name="gr2" draw:text-style-name="P3" draw:layer="layout" svg:width="1cm" svg:height="1cm" svg:x="8cm" svg:y="1.999cm">
          <text:p text:style-name="P3"><text:span text:style-name="T1">1</text:span></text:p>
        </draw:circle>
        <draw:circle draw:style-name="gr2" draw:text-style-name="P3" draw:layer="layout" svg:width="1cm" svg:height="1cm" svg:x="8cm" svg:y="4.999cm">
          <text:p text:style-name="P3"><text:span text:style-name="T1">2</text:span></text:p>
        </draw:circle>
        <draw:circle draw:style-name="gr2" draw:text-style-name="P3" draw:layer="layout" svg:width="1cm" svg:height="1cm" svg:x="15cm" svg:y="3.499cm">
          <text:p text:style-name="P3"><text:span text:style-name="T1">3</text:span></text:p>
        </draw:circle>
        <draw:circle draw:style-name="gr2" draw:text-style-name="P3" draw:layer="layout" svg:width="1cm" svg:height="1cm" svg:x="18cm" svg:y="6.499cm">
          <text:p text:style-name="P3"><text:span text:style-name="T1">3</text:span></text:p>
        </draw:circle>
        <draw:circle draw:style-name="gr2" draw:text-style-name="P3" draw:layer="layout" svg:width="1cm" svg:height="1cm" svg:x="13cm" svg:y="5.999cm">
          <text:p text:style-name="P3"><text:span text:style-name="T1">4</text:span></text:p>
        </draw:circle>
        <draw:circle draw:style-name="gr2" draw:text-style-name="P3" draw:layer="layout" svg:width="1cm" svg:height="1cm" svg:x="4cm" svg:y="6.499cm">
          <text:p text:style-name="P3"><text:span text:style-name="T1">5</text:span></text:p>
        </draw:circle>
        <draw:circle draw:style-name="gr2" draw:text-style-name="P3" draw:layer="layout" svg:width="1cm" svg:height="1cm" svg:x="8cm" svg:y="12cm">
          <text:p text:style-name="P3"><text:span text:style-name="T1">6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nl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rank Cornelis</meta:initial-creator>
    <meta:creation-date>2009-09-11T17:46:45</meta:creation-date>
    <dc:date>2009-09-16T14:04:55</dc:date>
    <dc:creator>Frank Cornelis</dc:creator>
    <meta:editing-duration>PT00H23M23S</meta:editing-duration>
    <meta:editing-cycles>7</meta:editing-cycles>
    <meta:generator>OpenOffice.org/3.1$Linux OpenOffice.org_project/310m19$Build-9420</meta:generator>
    <meta:document-statistic meta:object-count="23"/>
  </office:meta>
</office:document-meta>
</file>